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137.3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Kit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Insert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Function / Description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6"/>
          <table:table-cell table:style-name="ce2" table:number-columns-repeated="1018"/>
        </table:table-row>
        <table:table-row table:style-name="ro1">
          <table:table-cell table:number-columns-repeated="6"/>
          <table:table-cell table:style-name="ce1" office:value-type="string" calcext:value-type="string">
            <text:p>Top level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top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Vector control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Base channel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Options - <text:s/>Load, Save, Recent, Clear Chan, Clear All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0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1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2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0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1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2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Main part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et effect type (for previously set effect number)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Controllers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Instrument edit window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Kit edit windo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-&gt;</text:p>
          </table:table-cell>
          <table:table-cell table:number-columns-repeated="3"/>
          <table:table-cell table:style-name="ce3" office:value-type="string" calcext:value-type="string">
            <text:p>For controls 8 to 24 kit number is OR’d with 32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enabl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ode – Off, Multi, Singl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main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voice window – voice numbers 0 to 7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size – 2 to 50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detune type – Default, <text:s/>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xternal modulator oscillator (from lower numbered voices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7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Sub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,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4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4" office:value-type="string" calcext:value-type="string">
            <text:p>Point (control) bandwidt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Pad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Quarter, Half, 75%, 150%, Double,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verse half, Spectrum mode – Bandwidth, Discrete, Continuou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type – Gauss, Square, Double Ecp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6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Oscillators windo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128 + (0 to 7) for AddSynth voice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192 + (0 to 7) for AddSynth voice modulator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2 for PadSynth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Ilmt, Clip, Asym2, Pow2, Sgm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os, Sin, Lsh, S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4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4" office:value-type="string" calcext:value-type="string">
            <text:p>Point (control) pha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Resonance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Graph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3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LFO insert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128 + (0 to 7) for AddSynth voice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Engine is 192 + (0 to 7) for AddSynth voice modulato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ngine is 2 for PadSyn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L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1 is Frequency L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LF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pth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r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mplitude randomness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ype – Sine, Tri, Sqr, R.up, R.dn, E1dn, E2dn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tinuou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 randomness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Filter parameters insert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 / damping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ormant editor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Envelope inser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1 is Frequency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3 is Bandwidth envelope (SubSynth only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valu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tim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valu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tim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 valu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tim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value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velope is Linear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able freemod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reemode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 value for point (paramete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 value for point (parameter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Insertion Effect Selector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et effect numbe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et effect destination (Master out, Off, Part 0 to 63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System Effect Selector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et effect numbe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Send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om (engine) effect to (control) effec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Effect Inser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For system effects part number is 241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For insertion effects part number is 242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Normal part effects are numbers 0 to 6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/>
          <table:table-cell table:style-name="Default"/>
          <table:table-cell/>
          <table:table-cell office:value-type="string" calcext:value-type="string">
            <text:p>Kit numbers are 128 + (0 to 8) for actual effect types – 0 is no effect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style-name="Default"/>
          <table:table-cell/>
          <table:table-cell office:value-type="string" calcext:value-type="string">
            <text:p>This is the number of the effect and dependent on the effect sourc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15</text:p>
          </table:table-cell>
          <table:table-cell table:number-columns-repeated="3"/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7"/>
        </table:table-row>
        <table:table-row table:style-name="ro1" table:number-rows-repeated="10481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7:11:37.457919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7-27T18:21:17.053881694</dc:date>
    <meta:editing-duration>PT20H31M52S</meta:editing-duration>
    <meta:editing-cycles>92</meta:editing-cycles>
    <meta:generator>LibreOffice/5.1.4.2$Linux_X86_64 LibreOffice_project/10m0$Build-2</meta:generator>
    <meta:document-statistic meta:table-count="1" meta:cell-count="2160" meta:object-count="0"/>
  </office:meta>
</office:document-meta>
</file>